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f60" officeooo:paragraph-rsid="0010cf60"/>
    </style:style>
    <style:style style:name="P2" style:family="paragraph" style:parent-style-name="Standard">
      <style:text-properties officeooo:rsid="0011464a" officeooo:paragraph-rsid="0011464a"/>
    </style:style>
    <style:style style:name="P3" style:family="paragraph" style:parent-style-name="Standard">
      <style:text-properties officeooo:rsid="001306e2" officeooo:paragraph-rsid="001306e2"/>
    </style:style>
    <style:style style:name="P4" style:family="paragraph" style:parent-style-name="Standard">
      <style:text-properties officeooo:rsid="00144f23" officeooo:paragraph-rsid="00144f23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officeooo:rsid="00130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ремя работы алгоритма T(n)<text:span text:style-name="T4">я</text:span></text:p>
      <text:p text:style-name="P1">Объем дополнительной памяти M(n)</text:p>
      <text:p text:style-name="P2">O — ограничает функцию сверху</text:p>
      <text:p text:style-name="P2"><text:span text:style-name="T1">Ω</text:span><text:span text:style-name="T2"> — ограничивает функцию снизу</text:span></text:p>
      <text:p text:style-name="P2"><text:span text:style-name="T2">Тета — ограничивает и сверху и снизу</text:span></text:p>
      <text:p text:style-name="P2"><text:span text:style-name="T2">O(1) — алгоритм работает за одно время не зависимо от количества данных</text:span></text:p>
      <text:p text:style-name="P3"><text:span text:style-name="T3">Амортизационный анализ </text:span><text:span text:style-name="T2">— время, требуемое для выполнения операций усредняется</text:span></text:p>
      <text:p text:style-name="P3"><text:span text:style-name="T2"/></text:p>
      <text:p text:style-name="P4"><text:span text:style-name="T2">Связный списо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5T18:01:23.171620054</meta:creation-date>
    <meta:generator>LibreOffice/6.3.1.2$Linux_X86_64 LibreOffice_project/522b3d05dbc14df140b4b4e8cb5fa288e6bf2465</meta:generator>
    <dc:date>2019-09-25T22:43:25.810902430</dc:date>
    <meta:editing-duration>PT3H30M2S</meta:editing-duration>
    <meta:editing-cycles>1</meta:editing-cycles>
    <meta:document-statistic meta:table-count="0" meta:image-count="0" meta:object-count="0" meta:page-count="1" meta:paragraph-count="8" meta:word-count="43" meta:character-count="317" meta:non-whitespace-character-count="277"/>
  </office:meta>
</office:document-meta>
</file>